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chorBase.setOnFocus( String on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.setOnBlur( String onbl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.setAccessKey( char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.setShape( String sh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.setLocation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.setFormSubmit( boolean formSub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.setDisableSecondClick( boolean disableSecond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.setTargetScope( String target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.setTabindex( int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.setCoords( String co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.setHref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.setPopup( boolean pop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